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</text:p>
      <text:p text:style-name="P1">quicksort</text:p>
      <text:p text:style-name="P2">Wojciech Sobieszek</text:p>
      <text:p text:style-name="P2"/>
      <text:p text:style-name="P2"/>
      <text:p text:style-name="P2">Zadanie: Porównać szybkość sortowania tablicy której dane są losowo ułożone/posortowane/odwrotnie posortowane dla N danych. (N=10/100/1000/10000/100000)</text:p>
      <text:p text:style-name="P2"/>
      <text:p text:style-name="P2">Wykres:</text:p>
      <text:p text:style-name="P2"/>
      <text:p text:style-name="P2"><draw:frame draw:style-name="fr1" draw:name="Obiekt1" text:anchor-type="paragraph" svg:x="0.513cm" svg:y="0.249cm" svg:width="15.976cm" svg:height="9.0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Wnioski</text:p>
      <text:p text:style-name="P2">O(n) dla:</text:p>
      <text:p text:style-name="P2">posortowanego =n</text:p>
      <text:p text:style-name="P2">losowego= okolo n^2</text:p>
      <text:p text:style-name="P2">odwrotnie posortowane= 2^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jciech Sobieszek</meta:initial-creator>
    <meta:creation-date>2017-05-31T18:52:26.26</meta:creation-date>
    <meta:document-statistic meta:table-count="0" meta:image-count="0" meta:object-count="1" meta:page-count="1" meta:paragraph-count="10" meta:word-count="31" meta:character-count="275"/>
    <dc:date>2017-05-31T19:00:44.36</dc:date>
    <dc:creator>Wojciech Sobieszek</dc:creator>
    <meta:editing-duration>PT8M18S</meta:editing-duration>
    <meta:editing-cycles>1</meta:editing-cycles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6cm" xlink:href="." xlink:type="simple" chart:class="chart:scatter" chart:style-name="ch1">
        <chart:legend chart:legend-position="end" svg:x="12.514cm" svg:y="3.667cm" style:legend-expansion="high" chart:style-name="ch2"/>
        <chart:plot-area chart:style-name="ch3" chart:data-source-has-labels="both" svg:x="0.769cm" svg:y="0.855cm" svg:width="11.107cm" svg:height="7.551cm">
          <chartooo:coordinate-region svg:x="1.681cm" svg:y="1.067cm" svg:width="9.638cm" svg:height="6.666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7" chart:values-cell-range-address="local-table.$D$2:.$D$6" chart:label-cell-address="local-table.$D$1" chart:class="chart:scatter">
            <chart:data-point chart:repeated="5"/>
          </chart:series>
          <chart:series chart:style-name="ch8" chart:values-cell-range-address="local-table.$E$2:.$E$6" chart:label-cell-address="local-table.$E$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s</text:p>
              </table:table-cell>
              <table:table-cell office:value-type="string">
                <text:p>odwrotnie pos</text:p>
              </table:table-cell>
              <table:table-cell office:value-type="string">
                <text:p>posortowa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21">
                <text:p>0.0021</text:p>
              </table:table-cell>
              <table:table-cell office:value-type="float" office:value="0.005">
                <text:p>0.00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199">
                <text:p>0.0199</text:p>
              </table:table-cell>
              <table:table-cell office:value-type="float" office:value="0.0245">
                <text:p>0.0245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438">
                <text:p>0.0438</text:p>
              </table:table-cell>
              <table:table-cell office:value-type="float" office:value="0.1414">
                <text:p>0.1414</text:p>
              </table:table-cell>
              <table:table-cell office:value-type="float" office:value="0.0182">
                <text:p>0.0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